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90000039E15CB483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2.75cm"/>
    </style:style>
    <style:style style:name="gr4" style:family="graphic" style:parent-style-name="standard">
      <style:graphic-properties svg:stroke-width="0.1cm" draw:textarea-horizontal-align="center" fo:padding-top="0.05cm" fo:padding-bottom="0.05cm" fo:padding-left="0.05cm" fo:padding-right="0.05cm"/>
    </style:style>
    <style:style style:name="gr5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63cm" fo:min-width="3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87cm" svg:height="7.919cm" svg:x="0cm" svg:y="0.001cm">
          <draw:image xlink:href="Pictures/10000000000007590000039E15CB483D.png" xlink:type="simple" xlink:show="embed" xlink:actuate="onLoad">
            <text:p text:style-name="P1">|</text:p>
          </draw:image>
        </draw:frame>
        <draw:custom-shape draw:style-name="gr2" draw:text-style-name="P1" draw:layer="layout" svg:width="9cm" svg:height="0.375cm" svg:x="6.673cm" svg:y="7.456cm">
          <text:p text:style-name="P1">&lt;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2.125cm" svg:height="0.713cm" svg:x="10.218cm" svg:y="7.252cm">
          <draw:text-box>
            <text:p text:style-name="P1">94 mm</text:p>
          </draw:text-box>
        </draw:frame>
        <draw:line draw:style-name="gr4" draw:text-style-name="P1" draw:layer="layout" svg:x1="15.625cm" svg:y1="7.927cm" svg:x2="15.625cm" svg:y2="7.25cm">
          <text:p/>
        </draw:line>
        <draw:line draw:style-name="gr4" draw:text-style-name="P1" draw:layer="layout" svg:x1="6.625cm" svg:y1="7.92cm" svg:x2="6.625cm" svg:y2="7.25cm">
          <text:p/>
        </draw:line>
        <draw:custom-shape draw:style-name="gr5" draw:text-style-name="P1" draw:layer="layout" svg:width="0.5cm" svg:height="2.375cm" svg:x="5.75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" draw:layer="layout" svg:width="2.125cm" svg:height="0.713cm" svg:x="4.968cm" svg:y="5.787cm">
          <draw:text-box>
            <text:p text:style-name="P1">34 mm</text:p>
          </draw:text-box>
        </draw:frame>
        <draw:line draw:style-name="gr4" draw:text-style-name="P1" draw:layer="layout" svg:x1="6.625cm" svg:y1="4.75cm" svg:x2="5.5cm" svg:y2="4.75cm">
          <text:p/>
        </draw:line>
        <draw:line draw:style-name="gr4" draw:text-style-name="P1" draw:layer="layout" svg:x1="6.625cm" svg:y1="7.25cm" svg:x2="5.5cm" svg:y2="7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draw:fit-to-contour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cm" draw:marker-start="Arrow" draw:marker-start-width="0.35cm" draw:marker-end="Arrow" draw:marker-end-width="0.35cm" draw:fill="none" draw:fill-image-width="0cm" draw:fill-image-height="0cm" draw:show-unit="true"/>
      <style:paragraph-properties>
        <style:tab-stops/>
      </style:paragraph-properties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9cm" fo:page-height="7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Skare Berg</meta:initial-creator>
    <meta:creation-date>2011-05-03T15:23:51.73</meta:creation-date>
    <dc:date>2011-05-05T11:00:28.12</dc:date>
    <dc:creator>Andre Skare Berg</dc:creator>
    <meta:editing-duration>PT2H8M</meta:editing-duration>
    <meta:editing-cycles>5</meta:editing-cycles>
    <meta:generator>OpenOffice.org/3.3$Win32 OpenOffice.org_project/330m20$Build-9567</meta:generator>
    <meta:document-statistic meta:object-count="9"/>
  </office:meta>
</office:document-meta>
</file>